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imbusSanL-Bold" svg:font-family="NimbusSanL-Bold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5b5ca7"/>
    </style:style>
    <style:style style:name="P2" style:family="paragraph" style:parent-style-name="Standard">
      <style:paragraph-properties fo:margin-top="0cm" fo:margin-bottom="0cm" loext:contextual-spacing="false"/>
      <style:text-properties style:font-name="Nimbus Sans L" fo:font-size="12pt" style:font-size-asian="12pt" style:font-size-complex="12pt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style:font-name="Nimbus Sans L" fo:font-size="12pt" officeooo:rsid="002c9a7c" officeooo:paragraph-rsid="002c9a7c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/>
      <style:text-properties style:font-name="Nimbus Sans L" fo:font-size="12pt" officeooo:paragraph-rsid="00552594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/>
      <style:text-properties style:font-name="Nimbus Sans L" fo:font-size="12pt" fo:font-weight="bold" officeooo:rsid="00428f11" officeooo:paragraph-rsid="0048bc5f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cm" fo:margin-bottom="0cm" loext:contextual-spacing="false"/>
      <style:text-properties style:font-name="Nimbus Sans L" fo:font-size="12pt" fo:font-weight="normal" officeooo:rsid="004acd29" officeooo:paragraph-rsid="004acd2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loext:contextual-spacing="false"/>
      <style:text-properties style:font-name="Nimbus Sans L" fo:font-size="12pt" fo:font-weight="normal" officeooo:rsid="003dd8e9" officeooo:paragraph-rsid="004acd29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loext:contextual-spacing="false"/>
      <style:text-properties style:font-name="Nimbus Sans L" fo:font-size="12pt" fo:font-weight="normal" officeooo:rsid="0042a434" officeooo:paragraph-rsid="004e2ab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/>
      <style:text-properties style:font-name="Nimbus Sans L" fo:font-size="12pt" fo:font-weight="normal" officeooo:rsid="004e2ab6" officeooo:paragraph-rsid="004e2ab6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/>
      <style:text-properties style:font-name="Nimbus Sans L" fo:font-size="12pt" fo:font-weight="normal" officeooo:rsid="004e2ab6" officeooo:paragraph-rsid="004f80c6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/>
      <style:text-properties style:font-name="Nimbus Sans L" fo:font-size="12pt" fo:font-weight="normal" officeooo:rsid="004f80c6" officeooo:paragraph-rsid="004f80c6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/>
      <style:text-properties style:font-name="Nimbus Sans L" fo:font-size="12pt" fo:font-weight="normal" officeooo:rsid="0046c3b3" officeooo:paragraph-rsid="004e2ab6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/>
      <style:text-properties style:font-name="Nimbus Sans L" fo:font-size="12pt" style:text-underline-style="none" fo:font-weight="normal" officeooo:rsid="00428f11" officeooo:paragraph-rsid="004e2ab6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/>
      <style:text-properties style:font-name="Nimbus Sans L" fo:font-size="12pt" style:text-underline-style="none" fo:font-weight="normal" officeooo:rsid="00428f11" officeooo:paragraph-rsid="004e6ffb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/>
      <style:text-properties style:font-name="Nimbus Sans L" fo:font-size="12pt" style:text-underline-style="none" fo:font-weight="normal" officeooo:rsid="004f80c6" officeooo:paragraph-rsid="004f80c6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/>
      <style:text-properties style:font-name="Nimbus Sans L" fo:font-size="12pt" style:text-underline-style="none" fo:font-weight="bold" officeooo:rsid="004d0838" officeooo:paragraph-rsid="004e6ffb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top="0cm" fo:margin-bottom="0cm" loext:contextual-spacing="false"/>
      <style:text-properties style:font-name="Nimbus Sans L" fo:font-size="16pt" style:text-underline-style="solid" style:text-underline-width="auto" style:text-underline-color="font-color" officeooo:rsid="004136d5" officeooo:paragraph-rsid="004e2ab6" style:font-size-asian="16pt" style:font-size-complex="16pt"/>
    </style:style>
    <style:style style:name="P18" style:family="paragraph" style:parent-style-name="Standard">
      <style:paragraph-properties fo:margin-top="0cm" fo:margin-bottom="0cm" loext:contextual-spacing="false"/>
      <style:text-properties style:font-name="Nimbus Sans L" fo:font-size="16pt" style:text-underline-style="none" fo:font-weight="normal" officeooo:rsid="004d0838" officeooo:paragraph-rsid="004e6ffb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margin-top="0cm" fo:margin-bottom="0cm" loext:contextual-spacing="false"/>
      <style:text-properties style:font-name="Nimbus Sans L" style:text-underline-style="solid" style:text-underline-width="auto" style:text-underline-color="font-color" fo:font-weight="bold" officeooo:rsid="00428f11" officeooo:paragraph-rsid="0048bc5f" style:font-weight-asian="bold" style:font-weight-complex="bold"/>
    </style:style>
    <style:style style:name="P20" style:family="paragraph" style:parent-style-name="Standard">
      <style:paragraph-properties fo:margin-top="0cm" fo:margin-bottom="0cm" loext:contextual-spacing="false"/>
      <style:text-properties style:font-name="Nimbus Sans L" officeooo:paragraph-rsid="00552594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fo:font-weight="normal" officeooo:rsid="002ad885" officeooo:paragraph-rsid="00574afd" style:font-name-asian="NimbusSanL-Bold" style:font-size-asian="12pt" style:font-weight-asian="normal" style:font-name-complex="Arial1" style:font-size-complex="12pt" style:font-weight-complex="normal"/>
    </style:style>
    <style:style style:name="P22" style:family="paragraph" style:parent-style-name="Heading_20_2">
      <style:paragraph-properties fo:margin-top="0cm" fo:margin-bottom="0cm" loext:contextual-spacing="false"/>
      <style:text-properties style:font-name="Nimbus Sans L" style:text-underline-style="solid" style:text-underline-width="auto" style:text-underline-color="font-color" fo:font-weight="bold" officeooo:rsid="00428f11" officeooo:paragraph-rsid="0048bc5f" style:font-weight-asian="bold" style:font-weight-complex="bold"/>
    </style:style>
    <style:style style:name="P23" style:family="paragraph" style:parent-style-name="Heading_20_2">
      <style:paragraph-properties fo:margin-top="0cm" fo:margin-bottom="0cm" loext:contextual-spacing="false"/>
      <style:text-properties style:font-name="Nimbus Sans L" fo:font-size="12pt" style:text-underline-style="none" fo:font-weight="normal" officeooo:rsid="00428f11" officeooo:paragraph-rsid="004e2ab6" style:font-size-asian="12pt" style:font-weight-asian="normal" style:font-size-complex="12pt" style:font-weight-complex="normal"/>
    </style:style>
    <style:style style:name="P24" style:family="paragraph" style:parent-style-name="Heading_20_2">
      <style:paragraph-properties fo:margin-top="0cm" fo:margin-bottom="0cm" loext:contextual-spacing="false"/>
      <style:text-properties style:font-name="Nimbus Sans L" fo:font-size="12pt" style:text-underline-style="none" fo:font-weight="normal" officeooo:rsid="004731f1" officeooo:paragraph-rsid="004e2ab6" style:font-size-asian="12pt" style:font-weight-asian="normal" style:font-size-complex="12pt" style:font-weight-complex="normal"/>
    </style:style>
    <style:style style:name="P25" style:family="paragraph" style:parent-style-name="Heading_20_2">
      <style:paragraph-properties fo:margin-top="0cm" fo:margin-bottom="0cm" loext:contextual-spacing="false"/>
      <style:text-properties style:font-name="Nimbus Sans L" officeooo:paragraph-rsid="00428f11"/>
    </style:style>
    <style:style style:name="P26" style:family="paragraph" style:parent-style-name="Heading_20_2">
      <style:paragraph-properties fo:margin-top="0cm" fo:margin-bottom="0cm" loext:contextual-spacing="false"/>
      <style:text-properties style:font-name="Nimbus Sans L" fo:font-size="16pt" fo:font-weight="bold" officeooo:rsid="004d0838" officeooo:paragraph-rsid="004e6ffb" style:font-size-asian="16pt" style:font-weight-asian="bold" style:font-size-complex="16pt" style:font-weight-complex="bold"/>
    </style:style>
    <style:style style:name="P27" style:family="paragraph" style:parent-style-name="Standard" style:list-style-name="L1">
      <style:paragraph-properties fo:margin-top="0cm" fo:margin-bottom="0cm" loext:contextual-spacing="false"/>
      <style:text-properties officeooo:rsid="00428f11" officeooo:paragraph-rsid="004731f1"/>
    </style:style>
    <style:style style:name="P28" style:family="paragraph" style:parent-style-name="Standard" style:list-style-name="L1">
      <style:paragraph-properties fo:margin-top="0cm" fo:margin-bottom="0cm" loext:contextual-spacing="false"/>
      <style:text-properties officeooo:rsid="00428f11" officeooo:paragraph-rsid="0048bc5f"/>
    </style:style>
    <style:style style:name="P29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officeooo:rsid="004731f1" officeooo:paragraph-rsid="004731f1" style:font-size-asian="12pt" style:font-size-complex="12pt"/>
    </style:style>
    <style:style style:name="P30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fo:font-weight="normal" officeooo:rsid="0048bc5f" officeooo:paragraph-rsid="0048bc5f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fo:font-weight="normal" officeooo:rsid="0048bc5f" officeooo:paragraph-rsid="0049bf77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fo:font-weight="normal" officeooo:rsid="004acd29" officeooo:paragraph-rsid="004acd29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style:text-underline-style="none" fo:font-weight="normal" officeooo:rsid="0048bc5f" officeooo:paragraph-rsid="004f80c6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paragraph-properties fo:margin-top="0cm" fo:margin-bottom="0cm" loext:contextual-spacing="false"/>
      <style:text-properties officeooo:rsid="004731f1" officeooo:paragraph-rsid="0048bc5f"/>
    </style:style>
    <style:style style:name="P35" style:family="paragraph" style:parent-style-name="Standard" style:list-style-name="L1">
      <style:paragraph-properties fo:margin-top="0cm" fo:margin-bottom="0cm" loext:contextual-spacing="false"/>
      <style:text-properties officeooo:rsid="004731f1" officeooo:paragraph-rsid="004b5f26"/>
    </style:style>
    <style:style style:name="P36" style:family="paragraph" style:parent-style-name="Standard" style:list-style-name="L1">
      <style:paragraph-properties fo:margin-top="0cm" fo:margin-bottom="0cm" loext:contextual-spacing="false"/>
      <style:text-properties officeooo:rsid="004731f1" officeooo:paragraph-rsid="004f80c6"/>
    </style:style>
    <style:style style:name="P37" style:family="paragraph" style:parent-style-name="Standard" style:list-style-name="L1">
      <style:paragraph-properties fo:margin-top="0cm" fo:margin-bottom="0cm" loext:contextual-spacing="false"/>
      <style:text-properties fo:font-weight="normal" officeooo:rsid="0048bc5f" officeooo:paragraph-rsid="0048bc5f" style:font-weight-asian="normal" style:font-weight-complex="normal"/>
    </style:style>
    <style:style style:name="P38" style:family="paragraph" style:parent-style-name="Standard" style:list-style-name="L1">
      <style:paragraph-properties fo:margin-top="0cm" fo:margin-bottom="0cm" loext:contextual-spacing="false"/>
      <style:text-properties fo:font-weight="normal" officeooo:rsid="0048bc5f" officeooo:paragraph-rsid="004acd29" style:font-weight-asian="normal" style:font-weight-complex="normal"/>
    </style:style>
    <style:style style:name="P39" style:family="paragraph" style:parent-style-name="Heading_20_2" style:master-page-name="Standard">
      <style:paragraph-properties fo:margin-top="0cm" fo:margin-bottom="0cm" loext:contextual-spacing="false" fo:text-align="center" style:justify-single-word="false" style:page-number="1"/>
      <style:text-properties style:font-name="Nimbus Sans L" fo:font-size="18pt" fo:font-weight="bold" officeooo:rsid="00420d06" officeooo:paragraph-rsid="00420d06" style:font-size-asian="18pt" style:font-weight-asian="bold" style:font-size-complex="18pt" style:font-weight-complex="bold"/>
    </style:style>
    <style:style style:name="T1" style:family="text">
      <style:text-properties officeooo:rsid="004c9461"/>
    </style:style>
    <style:style style:name="T2" style:family="text">
      <style:text-properties officeooo:rsid="001f20c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b24f5" style:font-weight-asian="bold" style:font-weight-complex="bold"/>
    </style:style>
    <style:style style:name="T5" style:family="text">
      <style:text-properties fo:font-weight="bold" officeooo:rsid="0042a434" style:font-weight-asian="bold" style:font-weight-complex="bold"/>
    </style:style>
    <style:style style:name="T6" style:family="text">
      <style:text-properties officeooo:rsid="002e8f86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4731f1" style:font-weight-asian="normal" style:font-weight-complex="normal"/>
    </style:style>
    <style:style style:name="T9" style:family="text">
      <style:text-properties fo:font-weight="normal" officeooo:rsid="0048bc5f" style:font-weight-asian="normal" style:font-weight-complex="normal"/>
    </style:style>
    <style:style style:name="T10" style:family="text">
      <style:text-properties fo:font-weight="normal" officeooo:rsid="00420d06" style:font-weight-asian="normal" style:font-weight-complex="normal"/>
    </style:style>
    <style:style style:name="T11" style:family="text">
      <style:text-properties style:font-name="Nimbus Sans L" fo:font-size="12pt" fo:font-weight="bold" officeooo:rsid="0048bc5f" style:font-size-asian="12pt" style:font-weight-asian="bold" style:font-size-complex="12pt" style:font-weight-complex="bold"/>
    </style:style>
    <style:style style:name="T12" style:family="text">
      <style:text-properties style:font-name="Nimbus Sans L" fo:font-size="12pt" fo:font-weight="bold" officeooo:rsid="0049bf77" style:font-size-asian="12pt" style:font-weight-asian="bold" style:font-size-complex="12pt" style:font-weight-complex="bold"/>
    </style:style>
    <style:style style:name="T13" style:family="text">
      <style:text-properties style:font-name="Nimbus Sans L" fo:font-size="12pt" style:font-size-asian="12pt" style:font-size-complex="12pt"/>
    </style:style>
    <style:style style:name="T14" style:family="text">
      <style:text-properties style:font-name="Nimbus Sans L" fo:font-size="12pt" officeooo:rsid="00428f11" style:font-size-asian="12pt" style:font-size-complex="12pt"/>
    </style:style>
    <style:style style:name="T15" style:family="text">
      <style:text-properties style:font-name="Nimbus Sans L" fo:font-size="12pt" officeooo:rsid="0048bc5f" style:font-size-asian="12pt" style:font-size-complex="12pt"/>
    </style:style>
    <style:style style:name="T16" style:family="text">
      <style:text-properties style:font-name="Nimbus Sans L" fo:font-size="12pt" officeooo:rsid="0049bf77" style:font-size-asian="12pt" style:font-size-complex="12pt"/>
    </style:style>
    <style:style style:name="T17" style:family="text">
      <style:text-properties style:font-name="Nimbus Sans L" fo:font-size="12pt" officeooo:rsid="004b5f26" style:font-size-asian="12pt" style:font-size-complex="12pt"/>
    </style:style>
    <style:style style:name="T18" style:family="text">
      <style:text-properties style:font-name="Nimbus Sans L" fo:font-size="12pt" officeooo:rsid="004f80c6" style:font-size-asian="12pt" style:font-size-complex="12pt"/>
    </style:style>
    <style:style style:name="T19" style:family="text">
      <style:text-properties style:font-name="Nimbus Sans L" fo:font-size="12pt" officeooo:rsid="005202da" style:font-size-asian="12pt" style:font-size-complex="12pt"/>
    </style:style>
    <style:style style:name="T20" style:family="text">
      <style:text-properties style:font-name="Nimbus Sans L" fo:font-size="12pt" fo:font-weight="normal" officeooo:rsid="004507df" style:font-size-asian="12pt" style:font-weight-asian="normal" style:font-size-complex="12pt" style:font-weight-complex="normal"/>
    </style:style>
    <style:style style:name="T21" style:family="text">
      <style:text-properties style:font-name="Nimbus Sans L" fo:font-size="12pt" fo:font-weight="normal" officeooo:rsid="0034c36d" style:font-size-asian="12pt" style:font-weight-asian="normal" style:font-size-complex="12pt" style:font-weight-complex="normal"/>
    </style:style>
    <style:style style:name="T22" style:family="text">
      <style:text-properties style:font-name="Nimbus Sans L" fo:font-weight="bold" officeooo:rsid="0060326e" style:font-weight-asian="bold" style:font-weight-complex="bold"/>
    </style:style>
    <style:style style:name="T23" style:family="text">
      <style:text-properties style:font-name="Nimbus Sans L" officeooo:rsid="002abd68"/>
    </style:style>
    <style:style style:name="T24" style:family="text">
      <style:text-properties style:font-name="Nimbus Sans L" officeooo:rsid="002cdfa1"/>
    </style:style>
    <style:style style:name="T25" style:family="text">
      <style:text-properties officeooo:rsid="004731f1"/>
    </style:style>
    <style:style style:name="T26" style:family="text">
      <style:text-properties officeooo:rsid="004e2ab6"/>
    </style:style>
    <style:style style:name="T27" style:family="text">
      <style:text-properties style:text-underline-style="solid" style:text-underline-width="auto" style:text-underline-color="font-color" fo:font-weight="bold" officeooo:rsid="00428f11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fo:font-weight="bold" officeooo:rsid="004e2ab6" style:font-weight-asian="bold" style:font-weight-complex="bold"/>
    </style:style>
    <style:style style:name="T29" style:family="text">
      <style:text-properties style:text-underline-style="solid" style:text-underline-width="auto" style:text-underline-color="font-color" officeooo:rsid="004e2ab6"/>
    </style:style>
    <style:style style:name="T30" style:family="text">
      <style:text-properties style:text-underline-style="solid" style:text-underline-width="auto" style:text-underline-color="font-color" officeooo:rsid="00428f11"/>
    </style:style>
    <style:style style:name="T31" style:family="text">
      <style:text-properties style:text-underline-style="solid" style:text-underline-width="auto" style:text-underline-color="font-color" officeooo:rsid="004e6ffb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officeooo:rsid="0048bc5f"/>
    </style:style>
    <style:style style:name="T34" style:family="text">
      <style:text-properties style:text-underline-style="none" officeooo:rsid="00428f11"/>
    </style:style>
    <style:style style:name="T35" style:family="text">
      <style:text-properties style:text-underline-style="none" officeooo:rsid="004e6ffb"/>
    </style:style>
    <style:style style:name="T36" style:family="text">
      <style:text-properties officeooo:rsid="004e6ffb"/>
    </style:style>
    <style:style style:name="T37" style:family="text">
      <style:text-properties officeooo:rsid="004acd29"/>
    </style:style>
    <style:style style:name="T38" style:family="text">
      <style:text-properties style:text-position="0% 100%" fo:font-weight="bold" officeooo:rsid="00a65559" style:font-weight-asian="bold" style:font-weight-complex="bold"/>
    </style:style>
    <style:style style:name="T39" style:family="text">
      <style:text-properties style:text-position="0% 100%" fo:font-weight="normal" officeooo:rsid="00a65559" style:font-weight-asian="normal" style:font-weight-complex="normal"/>
    </style:style>
    <style:style style:name="T40" style:family="text">
      <style:text-properties officeooo:rsid="0058bc6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title>Minyon Falls Loop - V1.0</text:title></text:p>
      <text:p text:style-name="P3">Phil Shepherd – <text:span text:style-name="T6">Aug 2017</text:span></text:p>
      <text:p text:style-name="P2"/>
      <text:p text:style-name="P4"><text:span text:style-name="T4">MAP:<text:tab/><text:tab/><text:tab/></text:span><text:span text:style-name="T10">Huonbrook 9540-1N</text:span><text:line-break/><text:span text:style-name="T38">Grid Ref Zone:<text:tab/></text:span><text:span text:style-name="T39">MGRS </text:span><text:span text:style-name="T2">56JNP.</text:span></text:p>
      <text:p text:style-name="P20"/>
      <text:p text:style-name="P21"><text:span text:style-name="T3">Custom maps:</text:span> </text:p>
      <text:p text:style-name="P21"><text:tab/><text:a xlink:type="simple" xlink:href="https://goo.gl/MWTnDL" text:style-name="Internet_20_link" text:visited-style-name="Visited_20_Internet_20_Link"><text:span text:style-name="T22">https://goo.gl/MWTnDL</text:span></text:a><text:span text:style-name="T22"> <text:s/></text:span><text:span text:style-name="T23">nightcapNationalPark</text:span><text:span text:style-name="T24">:</text:span></text:p>
      <text:p text:style-name="P21"><text:tab/><text:tab/><text:span text:style-name="T40">minyonFallsLoop</text:span></text:p>
      <text:p text:style-name="P21"/>
      <text:p text:style-name="P17"><text:span text:style-name="T4">A</text:span><text:span text:style-name="T5">ward Scheme</text:span></text:p>
      <text:p text:style-name="P11">Grey Wolf <text:tab/><text:tab/>Minyon Grass to Minyon Falls</text:p>
      <text:p text:style-name="P10"/>
      <text:p text:style-name="P9">Cub Hike <text:tab/><text:tab/>Minyon Falls Loop</text:p>
      <text:p text:style-name="P9"/>
      <text:p text:style-name="P8">Red Cord Hike<text:tab/><text:span text:style-name="T26">Minyon Falls Loop</text:span></text:p>
      <text:p text:style-name="P8"><text:tab/><text:tab/><text:span text:style-name="T32"><text:tab/></text:span><text:span text:style-name="T33">Rummery Park </text:span><text:span text:style-name="T35">and</text:span><text:span text:style-name="T33"> </text:span><text:span text:style-name="T34">Minyon Falls Loop</text:span></text:p>
      <text:p text:style-name="P13"/>
      <text:p text:style-name="P25"><text:span text:style-name="T28">Hike - </text:span><text:span text:style-name="T27">Minyon Falls Loop</text:span></text:p>
      <text:p text:style-name="P23"/>
      <text:p text:style-name="P24"><text:span text:style-name="T3">6.5Km</text:span>, around 330m descent/ascent</text:p>
      <text:p text:style-name="P13"/>
      <text:p text:style-name="P14"><text:span text:style-name="T36">A </text:span>popular well maintained hike.<text:line-break/><text:span text:style-name="T25">Care needs to be taken at the top of the falls.</text:span></text:p>
      <text:p text:style-name="P14"/>
      <text:list xml:id="list4148683390" text:style-name="L1">
        <text:list-item>
          <text:p text:style-name="P27"><text:span text:style-name="T13">Start at the </text:span><text:span text:style-name="T21">Minyon Falls </text:span><text:span text:style-name="T20">L</text:span><text:span text:style-name="T21">ookout </text:span><text:span text:style-name="T13">parking area (3812 3497).</text:span></text:p>
        </text:list-item>
        <text:list-item>
          <text:p text:style-name="P29">Follow the track that heads South down the West side of the valley headed by Minyon Falls.</text:p>
        </text:list-item>
        <text:list-item>
          <text:p text:style-name="P29">After about 1.5Km there is a junction (3795 3366). <text:s/>The right hand fork can be followed as a short detour to view <text:s/>Condong Falls (3774 3353)</text:p>
        </text:list-item>
        <text:list-item>
          <text:p text:style-name="P29">Take the left hand fork, and head steeply downhill.</text:p>
        </text:list-item>
        <text:list-item>
          <text:p text:style-name="P29">After about 2Km arrive at the base of Minyon Falls (3826 3476).</text:p>
        </text:list-item>
        <text:list-item>
          <text:p text:style-name="P29">Head South East up the eastern flank fo the valley headed by Minyon Falls.</text:p>
        </text:list-item>
        <text:list-item>
          <text:p text:style-name="P34"><text:span text:style-name="T13">After about 1.5Km arrive at </text:span><text:span text:style-name="T15">the end </text:span><text:span text:style-name="T13">Minyon </text:span><text:span text:style-name="T15">Grass Road</text:span><text:span text:style-name="T13"> </text:span><text:span text:style-name="T15">(3893 3412)</text:span><text:span text:style-name="T13">. <text:s/></text:span><text:span text:style-name="T15">A dirt road with parking </text:span><text:span text:style-name="T11">(A car shuttle could be used to shorten the walk – especially for Cubs).</text:span></text:p>
        </text:list-item>
        <text:list-item>
          <text:p text:style-name="P35"><text:span text:style-name="T15">Head North up the “</text:span><text:span text:style-name="T17">Minyon Grass Road” and then Minyon Falls Road. I</text:span><text:span text:style-name="T15">t is about 1Km to the Minyon Falls Lookout parking area.</text:span></text:p>
        </text:list-item>
      </text:list>
      <text:p text:style-name="P5"/>
      <text:p text:style-name="P22"><text:span text:style-name="T26">Hike - Rummery Park and </text:span>Minyon Falls Loop</text:p>
      <text:p text:style-name="P19"/>
      <text:p text:style-name="P24"><text:span text:style-name="T3">11Km</text:span>, around 300m descent/ascent</text:p>
      <text:p text:style-name="P13"/>
      <text:p text:style-name="P14"><text:span text:style-name="T36">An extended version of the Minyon Falls Loop starting at Rummery Park</text:span><text:line-break/></text:p>
      <text:p text:style-name="P16"><text:soft-page-break/><text:span text:style-name="T37">N</text:span>ote: <text:s/><text:span text:style-name="T7">This hike exceeds the requirements of a Red Cord Hike. <text:s/>Recommendation is to car shuttle from the parking at </text:span><text:span text:style-name="T8">“Minyon </text:span><text:span text:style-name="T9">Grass Road</text:span><text:span text:style-name="T8">” </text:span><text:span text:style-name="T9">(3893 3412)</text:span><text:span text:style-name="T8">. </text:span><text:span text:style-name="T7">The hike is then approximately 8km and a much more enjoyable experience for youth members.</text:span></text:p>
      <text:p text:style-name="P13"/>
      <text:list xml:id="list223906966219344" text:continue-numbering="true" text:style-name="L1">
        <text:list-item>
          <text:p text:style-name="P28"><text:span text:style-name="T13">Start at </text:span><text:span text:style-name="T15">Rummery Park (3698 3643)</text:span></text:p>
        </text:list-item>
        <text:list-item>
          <text:p text:style-name="P37"><text:span text:style-name="T14">H</text:span><text:span text:style-name="T13">ead South East down Boggy Creek Walk</text:span></text:p>
        </text:list-item>
        <text:list-item>
          <text:p text:style-name="P30">After about 2Km cross the dirt road (3791 3514)</text:p>
        </text:list-item>
        <text:list-item>
          <text:p text:style-name="P31">In about 200m arrive at the top of Minyon Falls (3805 3489)</text:p>
        </text:list-item>
        <text:list-item>
          <text:p text:style-name="P38"><text:span text:style-name="T16">Follow instructions for the </text:span><text:span text:style-name="T12">Minyon Falls Loop - </text:span><text:span text:style-name="T16">until you reach the junction between the dirt road and Eastern Boundary Trail (3847 3498)</text:span></text:p>
        </text:list-item>
        <text:list-item>
          <text:p text:style-name="P32">Follow Eastern Boundary Trail North West for 2.5km until you meet the junction with Peates Mountain Road (3708 3662)</text:p>
        </text:list-item>
        <text:list-item>
          <text:p text:style-name="P32">Head South East 100m to down Peates Mountain Road to return tor Rummery Park.</text:p>
        </text:list-item>
      </text:list>
      <text:p text:style-name="P6"/>
      <text:p text:style-name="P26"><text:span text:style-name="T29">Hike - </text:span><text:span text:style-name="T30">Minyon </text:span><text:span text:style-name="T31">Grass to Bottom of Minyon Falls</text:span></text:p>
      <text:p text:style-name="P18"/>
      <text:p text:style-name="P15"><text:span text:style-name="T3">3Km</text:span>, around 150m descent/ascent</text:p>
      <text:list xml:id="list223906558849641" text:continue-numbering="true" text:style-name="L1">
        <text:list-item>
          <text:p text:style-name="P36"><text:span text:style-name="T18">Start at the end of</text:span><text:span text:style-name="T15"> </text:span><text:span text:style-name="T13">Minyon </text:span><text:span text:style-name="T15">Grass Road </text:span><text:span text:style-name="T19">(</text:span><text:span text:style-name="T15">3893 3412)</text:span><text:span text:style-name="T13">.</text:span></text:p>
        </text:list-item>
        <text:list-item>
          <text:p text:style-name="P33">Head down the track to the bottom of Minyon Falls</text:p>
        </text:list-item>
      </text:list>
      <text:p text:style-name="P7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imbusSanL-Bold" svg:font-family="NimbusSanL-Bold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5b5ca7"/>
    </style:style>
    <style:style style:name="MT1" style:family="text">
      <style:text-properties officeooo:rsid="004c9461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tab/><text:title>Minyon Falls Loop - V1.0</text:title><text:tab/><text:span text:style-name="MT1">Page </text:span><text:span text:style-name="MT1"><text:page-number text:select-page="current">1</text:page-number></text:span><text:span text:style-name="MT1">/</text:span><text:span text:style-name="MT1"><text:page-count>2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Linux_X86_64 LibreOffice_project/00$Build-2</meta:generator>
    <dc:date>2018-08-15T22:39:05.381058329</dc:date>
    <meta:editing-duration>PT2H58M</meta:editing-duration>
    <meta:editing-cycles>49</meta:editing-cycles>
    <dc:title>Minyon Falls Loop - V1.0</dc:title>
    <meta:document-statistic meta:table-count="0" meta:image-count="0" meta:object-count="0" meta:page-count="2" meta:paragraph-count="38" meta:word-count="425" meta:character-count="2337" meta:non-whitespace-character-count="1944"/>
  </office:meta>
</office:document-meta>
</file>